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5ab0b"/>
    </style:style>
    <style:style style:name="P2" style:family="paragraph" style:parent-style-name="Heading_20_1">
      <style:text-properties officeooo:paragraph-rsid="00078fd4"/>
    </style:style>
    <style:style style:name="P3" style:family="paragraph" style:parent-style-name="Heading_20_1">
      <style:text-properties officeooo:paragraph-rsid="000a39a1"/>
    </style:style>
    <style:style style:name="P4" style:family="paragraph" style:parent-style-name="Text_20_body">
      <style:text-properties officeooo:paragraph-rsid="0005ab0b"/>
    </style:style>
    <style:style style:name="P5" style:family="paragraph" style:parent-style-name="Standard">
      <style:text-properties officeooo:paragraph-rsid="00078fd4"/>
    </style:style>
    <style:style style:name="P6" style:family="paragraph" style:parent-style-name="Heading_20_3">
      <style:text-properties officeooo:paragraph-rsid="00078fd4"/>
    </style:style>
    <style:style style:name="P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2">
      <style:text-properties officeooo:paragraph-rsid="0005ab0b"/>
    </style:style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8">
      <style:paragraph-properties fo:margin-top="0cm" fo:margin-bottom="0cm" loext:contextual-spacing="false"/>
      <style:text-properties officeooo:paragraph-rsid="00078fd4"/>
    </style:style>
    <style:style style:name="T1" style:family="text">
      <style:text-properties officeooo:rsid="0005ab0b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b00de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Unit 2</text:span></text:span></text:h>
      <text:h text:style-name="P3" text:outline-level="1"><text:span text:style-name="Strong_20_Emphasis">1-Mark Questions</text:span></text:h>
      <text:h text:style-name="P3" text:outline-level="1"><text:span text:style-name="Strong_20_Emphasis">Strings:</text:span></text:h>
      <text:list xml:id="list49245034" text:style-name="L1">
        <text:list-item>
          <text:p text:style-name="P9"><text:span text:style-name="Strong_20_Emphasis">Q:</text:span> How do you create a string in Python?<text:line-break/><text:span text:style-name="Strong_20_Emphasis">A:</text:span> By enclosing characters in single (<text:span text:style-name="Source_20_Text">' '</text:span>), double (<text:span text:style-name="Source_20_Text">" "</text:span>), or triple quotes (<text:span text:style-name="Source_20_Text">''' '''</text:span> / <text:span text:style-name="Source_20_Text">""" """</text:span>).</text:p>
        </text:list-item>
        <text:list-item>
          <text:p text:style-name="P9"><text:span text:style-name="Strong_20_Emphasis">Q:</text:span> What is string indexing?<text:line-break/><text:span text:style-name="Strong_20_Emphasis">A:</text:span> Accessing individual characters of a string using their position (index).</text:p>
        </text:list-item>
        <text:list-item>
          <text:p text:style-name="P9"><text:span text:style-name="Strong_20_Emphasis">Q:</text:span> What is the index of the first character in a Python string?<text:line-break/><text:span text:style-name="Strong_20_Emphasis">A:</text:span> <text:span text:style-name="Source_20_Text">0</text:span> (zero-based indexing).</text:p>
        </text:list-item>
        <text:list-item>
          <text:p text:style-name="P9"><text:span text:style-name="Strong_20_Emphasis">Q:</text:span> Write the output of <text:span text:style-name="Source_20_Text">"Hello"[1]</text:span>.<text:line-break/><text:span text:style-name="Strong_20_Emphasis">A:</text:span> <text:span text:style-name="Source_20_Text">e</text:span>.</text:p>
        </text:list-item>
        <text:list-item>
          <text:p text:style-name="P9"><text:span text:style-name="Strong_20_Emphasis">Q:</text:span> What does slicing do in strings?<text:line-break/><text:span text:style-name="Strong_20_Emphasis">A:</text:span> It extracts a portion (substring) of a string using <text:span text:style-name="Source_20_Text">[start:end]</text:span>.</text:p>
        </text:list-item>
        <text:list-item>
          <text:p text:style-name="P9"><text:span text:style-name="Strong_20_Emphasis">Q:</text:span> Write the output of <text:span text:style-name="Source_20_Text">"Python"[::-1]</text:span>.<text:line-break/><text:span text:style-name="Strong_20_Emphasis">A:</text:span> <text:span text:style-name="Source_20_Text">"nohtyP"</text:span> (reversed string).</text:p>
        </text:list-item>
        <text:list-item>
          <text:p text:style-name="P9"><text:span text:style-name="Strong_20_Emphasis">Q:</text:span> Name one string method used to convert string to uppercase.<text:line-break/><text:span text:style-name="Strong_20_Emphasis">A:</text:span> <text:span text:style-name="Source_20_Text">upper()</text:span>.</text:p>
        </text:list-item>
        <text:list-item>
          <text:p text:style-name="P9"><text:span text:style-name="Strong_20_Emphasis">Q:</text:span> Which method is used to remove whitespace from both ends of a string?<text:line-break/><text:span text:style-name="Strong_20_Emphasis">A:</text:span> <text:span text:style-name="Source_20_Text">strip()</text:span>.</text:p>
        </text:list-item>
        <text:list-item>
          <text:p text:style-name="P9"><text:span text:style-name="Strong_20_Emphasis">Q:</text:span> Is a Python string mutable or immutable?<text:line-break/><text:span text:style-name="Strong_20_Emphasis">A:</text:span> Immutable.</text:p>
        </text:list-item>
        <text:list-item>
          <text:p text:style-name="P9"><text:span text:style-name="Strong_20_Emphasis">Q:</text:span> Write the output of <text:span text:style-name="Source_20_Text">"apple".find("p")</text:span>.<text:line-break/><text:span text:style-name="Strong_20_Emphasis">A:</text:span> <text:span text:style-name="Source_20_Text">1</text:span>.</text:p>
        </text:list-item>
      </text:list>
      <text:p text:style-name="Horizontal_20_Line"/>
      <text:h text:style-name="Heading_20_3" text:outline-level="3"><text:span text:style-name="Strong_20_Emphasis"><text:span text:style-name="T4">Lists:</text:span></text:span></text:h>
      <text:list xml:id="list2855343005" text:style-name="L2">
        <text:list-item>
          <text:p text:style-name="P10"><text:span text:style-name="Strong_20_Emphasis">Q:</text:span> How do you create an empty list in Python?<text:line-break/><text:span text:style-name="Strong_20_Emphasis">A:</text:span> <text:span text:style-name="Source_20_Text">my_list = []</text:span> or <text:span text:style-name="Source_20_Text">my_list = list()</text:span></text:p>
        </text:list-item>
        <text:list-item>
          <text:p text:style-name="P10"><text:soft-page-break/><text:span text:style-name="Strong_20_Emphasis">Q:</text:span> What is the index of the first element in a Python list?<text:line-break/><text:span text:style-name="Strong_20_Emphasis">A:</text:span> <text:span text:style-name="Source_20_Text">0</text:span></text:p>
        </text:list-item>
        <text:list-item>
          <text:p text:style-name="P10"><text:span text:style-name="Strong_20_Emphasis">Q:</text:span> Write the slicing expression to get the first 3 elements of a list <text:span text:style-name="Source_20_Text">nums</text:span>.<text:line-break/><text:span text:style-name="Strong_20_Emphasis">A:</text:span> <text:span text:style-name="Source_20_Text">nums[:3]</text:span></text:p>
        </text:list-item>
        <text:list-item>
          <text:p text:style-name="P10"><text:span text:style-name="Strong_20_Emphasis">Q:</text:span> Which keyword is used in <text:span text:style-name="Strong_20_Emphasis">list comprehension</text:span>?<text:line-break/><text:span text:style-name="Strong_20_Emphasis">A:</text:span> <text:span text:style-name="Source_20_Text">for</text:span></text:p>
        </text:list-item>
        <text:list-item>
          <text:p text:style-name="P10"><text:span text:style-name="Strong_20_Emphasis">Q:</text:span> Name one method used to add an element to a list.<text:line-break/><text:span text:style-name="Strong_20_Emphasis">A:</text:span> <text:span text:style-name="Source_20_Text">append()</text:span></text:p>
        </text:list-item>
      </text:list>
      <text:p text:style-name="Horizontal_20_Line"/>
      <text:h text:style-name="Heading_20_3" text:outline-level="3"><text:span text:style-name="Strong_20_Emphasis"><text:span text:style-name="T4">Tuples:</text:span></text:span></text:h>
      <text:list xml:id="list2508923690" text:style-name="L3">
        <text:list-item>
          <text:p text:style-name="P11"><text:span text:style-name="Strong_20_Emphasis">Q:</text:span> Can tuples be modified after creation?<text:line-break/><text:span text:style-name="Strong_20_Emphasis">A:</text:span> No, tuples are immutable.</text:p>
        </text:list-item>
        <text:list-item>
          <text:p text:style-name="P11"><text:span text:style-name="Strong_20_Emphasis">Q:</text:span> How do you access the second element of a tuple <text:span text:style-name="Source_20_Text">t</text:span>?<text:line-break/><text:span text:style-name="Strong_20_Emphasis">A:</text:span> <text:span text:style-name="Source_20_Text">t[1]</text:span></text:p>
        </text:list-item>
        <text:list-item>
          <text:p text:style-name="P11"><text:span text:style-name="Strong_20_Emphasis">Q:</text:span> Name a method used with tuples.<text:line-break/><text:span text:style-name="Strong_20_Emphasis">A:</text:span> <text:span text:style-name="Source_20_Text">count()</text:span> or <text:span text:style-name="Source_20_Text">index()</text:span></text:p>
        </text:list-item>
      </text:list>
      <text:p text:style-name="Horizontal_20_Line"/>
      <text:h text:style-name="Heading_20_3" text:outline-level="3"><text:span text:style-name="Strong_20_Emphasis"><text:span text:style-name="T4">Sets:</text:span></text:span></text:h>
      <text:list xml:id="list2479354381" text:style-name="L4">
        <text:list-item>
          <text:p text:style-name="P12"><text:span text:style-name="Strong_20_Emphasis">Q:</text:span> How do you create an empty set in Python?<text:line-break/><text:span text:style-name="Strong_20_Emphasis">A:</text:span> <text:span text:style-name="Source_20_Text">set()</text:span> (not <text:span text:style-name="Source_20_Text">{}</text:span> because that creates a dictionary)</text:p>
        </text:list-item>
        <text:list-item>
          <text:p text:style-name="P12"><text:span text:style-name="Strong_20_Emphasis">Q:</text:span> Which operation finds common elements between sets?<text:line-break/><text:span text:style-name="Strong_20_Emphasis">A:</text:span> Intersection (<text:span text:style-name="Source_20_Text">&amp;</text:span> or <text:span text:style-name="Source_20_Text">.intersection()</text:span>)</text:p>
        </text:list-item>
        <text:list-item>
          <text:p text:style-name="P12"><text:span text:style-name="Strong_20_Emphasis">Q:</text:span> Name one method used with sets.<text:line-break/><text:span text:style-name="Strong_20_Emphasis">A:</text:span> <text:span text:style-name="Source_20_Text">add()</text:span>, <text:span text:style-name="Source_20_Text">remove()</text:span>, <text:span text:style-name="Source_20_Text">union()</text:span></text:p>
        </text:list-item>
      </text:list>
      <text:p text:style-name="Horizontal_20_Line"/>
      <text:h text:style-name="Heading_20_3" text:outline-level="3"><text:span text:style-name="Strong_20_Emphasis"><text:span text:style-name="T4">Dictionaries:</text:span></text:span></text:h>
      <text:list xml:id="list2807299388" text:style-name="L5">
        <text:list-item>
          <text:p text:style-name="P13"><text:span text:style-name="Strong_20_Emphasis">Q:</text:span> How do you create an empty dictionary in Python?<text:line-break/><text:span text:style-name="Strong_20_Emphasis">A:</text:span> <text:span text:style-name="Source_20_Text">{}</text:span> or <text:span text:style-name="Source_20_Text">dict()</text:span></text:p>
        </text:list-item>
        <text:list-item>
          <text:p text:style-name="P13"><text:span text:style-name="Strong_20_Emphasis">Q:</text:span> How do you access the value of key <text:span text:style-name="Source_20_Text">"name"</text:span> in dictionary <text:span text:style-name="Source_20_Text">d</text:span>?<text:line-break/><text:span text:style-name="Strong_20_Emphasis">A:</text:span> <text:span text:style-name="Source_20_Text">d["name"]</text:span></text:p>
        </text:list-item>
        <text:list-item>
          <text:p text:style-name="P13"><text:span text:style-name="Strong_20_Emphasis">Q:</text:span> Name one method used with dictionaries to get all keys.<text:line-break/><text:span text:style-name="Strong_20_Emphasis">A:</text:span> <text:span text:style-name="Source_20_Text">keys()</text:span></text:p>
        </text:list-item>
        <text:list-item>
          <text:p text:style-name="P13"><text:soft-page-break/><text:span text:style-name="Strong_20_Emphasis">Q:</text:span> Write an example of dictionary comprehension to create a square dictionary for numbers 1 to 3.<text:line-break/><text:span text:style-name="Strong_20_Emphasis">A:</text:span> <text:span text:style-name="Source_20_Text">{x: x**2 for x in range(1, 4)}</text:span></text:p>
        </text:list-item>
        <text:list-item>
          <text:p text:style-name="P13"><text:span text:style-name="Strong_20_Emphasis">Q:</text:span> Which function is commonly used to iterate over key-value pairs in a dictionary?<text:line-break/><text:span text:style-name="Strong_20_Emphasis">A:</text:span> <text:span text:style-name="Source_20_Text">.items()</text:span></text:p>
        </text:list-item>
      </text:list>
      <text:h text:style-name="P2" text:outline-level="1">🔹 <text:span text:style-name="Strong_20_Emphasis">2-Mark Questions </text:span></text:h>
      <text:h text:style-name="P2" text:outline-level="1"><text:span text:style-name="Strong_20_Emphasis"><text:span text:style-name="T4">Strings:</text:span></text:span></text:h>
      <text:list xml:id="list1968938435" text:style-name="L6">
        <text:list-item>
          <text:p text:style-name="P14"><text:span text:style-name="Strong_20_Emphasis">Q:</text:span> Explain string immutability in Python with an example.<text:line-break/><text:span text:style-name="Strong_20_Emphasis">A:</text:span> Strings cannot be changed after creation.</text:p>
        </text:list-item>
      </text:list>
      <text:p text:style-name="Standard"/>
      <text:p text:style-name="Text_20_body"><text:span text:style-name="Strong_20_Emphasis"><text:span text:style-name="T1"><text:s text:c="5"/>2. </text:span></text:span><text:span text:style-name="Strong_20_Emphasis">Q:</text:span> Differentiate between <text:span text:style-name="Source_20_Text">isalpha()</text:span> and <text:span text:style-name="Source_20_Text">isdigit()</text:span> methods.<text:line-break/> <text:s text:c="8"/><text:span text:style-name="Strong_20_Emphasis">A: <text:s text:c="2"/></text:span><text:span text:style-name="Source_20_Text">isalpha()</text:span> → Returns <text:span text:style-name="Source_20_Text">True</text:span> if all characters are alphabets.</text:p>
      <text:list xml:id="list3701755478" text:style-name="L7">
        <text:list-item>
          <text:p text:style-name="P15"><text:span text:style-name="Source_20_Text">isdigit()</text:span> → Returns <text:span text:style-name="Source_20_Text">True</text:span> if all characters are digits.</text:p>
        </text:list-item>
      </text:list>
      <text:p text:style-name="P4"><text:span text:style-name="T1"><text:s text:c="4"/>3. </text:span><text:span text:style-name="Strong_20_Emphasis">Q:</text:span> What is string formatting? Give an example.<text:line-break/> <text:s text:c="7"/><text:span text:style-name="Strong_20_Emphasis">A:</text:span> Inserting variables inside a string using <text:span text:style-name="Source_20_Text">format()</text:span> or f-strings.</text:p>
      <text:p text:style-name="Standard"/>
      <text:h text:style-name="Heading_20_3" text:outline-level="3"><text:span text:style-name="Strong_20_Emphasis"><text:span text:style-name="T4">Lists:</text:span></text:span></text:h>
      <text:list xml:id="list1208419032" text:style-name="L8">
        <text:list-item>
          <text:p text:style-name="P16"><text:span text:style-name="Strong_20_Emphasis">Q:</text:span> Differentiate between <text:span text:style-name="Source_20_Text">append()</text:span> and <text:span text:style-name="Source_20_Text">extend()</text:span> methods in lists.<text:line-break/><text:span text:style-name="Strong_20_Emphasis">A:</text:span></text:p>
          <text:list>
            <text:list-item>
              <text:p text:style-name="P16"><text:span text:style-name="Source_20_Text">append()</text:span> adds a single element at the end of the list.</text:p>
            </text:list-item>
            <text:list-item>
              <text:p text:style-name="P16"><text:span text:style-name="Source_20_Text">extend()</text:span> adds multiple elements from another iterable to the list.</text:p>
            </text:list-item>
          </text:list>
        </text:list-item>
        <text:list-item>
          <text:p text:style-name="P27"><text:span text:style-name="Strong_20_Emphasis">Q:</text:span> Write a Python program to create a list of squares of numbers from 1 to 5 using list comprehension.<text:line-break/><text:span text:style-name="Strong_20_Emphasis">A:</text:span></text:p>
        </text:list-item>
      </text:list>
      <text:p text:style-name="P5">squares = [x**2 for x in range(1, 6)]</text:p>
      <text:p text:style-name="Standard">print(squares) <text:s text:c="2"/># [1, 4, 9, 16, 25]</text:p>
      <text:p text:style-name="Standard"/>
      <text:h text:style-name="Heading_20_3" text:outline-level="3"><text:span text:style-name="Strong_20_Emphasis"><text:span text:style-name="T4">Tuples:</text:span></text:span></text:h>
      <text:list xml:id="list3012414522" text:style-name="L9">
        <text:list-item>
          <text:p text:style-name="P17"><text:span text:style-name="Strong_20_Emphasis">Q:</text:span> Why are tuples faster than lists in Python?<text:line-break/><text:span text:style-name="Strong_20_Emphasis">A:</text:span> Tuples are immutable and stored in a fixed way, so Python optimizes memory usage and lookup, making them faster than lists.</text:p>
        </text:list-item>
        <text:list-item>
          <text:p text:style-name="P17"><text:soft-page-break/><text:span text:style-name="Strong_20_Emphasis">Q:</text:span> Write a Python statement to find the index of element <text:span text:style-name="Source_20_Text">20</text:span> in tuple <text:span text:style-name="Source_20_Text">t = (10, 20, 30)</text:span>.<text:line-break/><text:span text:style-name="Strong_20_Emphasis">A:</text:span></text:p>
        </text:list-item>
      </text:list>
      <text:p text:style-name="Standard">t = (10, 20, 30)</text:p>
      <text:p text:style-name="Standard">print(t.index(20))</text:p>
      <text:p text:style-name="Standard"/>
      <text:h text:style-name="Heading_20_3" text:outline-level="3"><text:span text:style-name="Strong_20_Emphasis"><text:span text:style-name="T4">Sets:</text:span></text:span></text:h>
      <text:list xml:id="list1334119012" text:style-name="L10">
        <text:list-item>
          <text:p text:style-name="P18"><text:span text:style-name="Strong_20_Emphasis">Q:</text:span> Write the difference between <text:span text:style-name="Source_20_Text">remove()</text:span> and <text:span text:style-name="Source_20_Text">discard()</text:span> in sets.<text:line-break/><text:span text:style-name="Strong_20_Emphasis">A:</text:span></text:p>
          <text:list>
            <text:list-item>
              <text:p text:style-name="P18"><text:span text:style-name="Source_20_Text">remove()</text:span> raises an error if the element is not present.</text:p>
            </text:list-item>
            <text:list-item>
              <text:p text:style-name="P18"><text:span text:style-name="Source_20_Text">discard()</text:span> does not raise an error if the element is missing.</text:p>
            </text:list-item>
          </text:list>
        </text:list-item>
        <text:list-item>
          <text:p text:style-name="P18"><text:span text:style-name="Strong_20_Emphasis">Q:</text:span> Write a Python program to find the union of two sets.<text:line-break/><text:span text:style-name="Strong_20_Emphasis">A:</text:span></text:p>
        </text:list-item>
      </text:list>
      <text:p text:style-name="Standard">A = {1, 2, 3}</text:p>
      <text:p text:style-name="Standard">B = {3, 4, 5}</text:p>
      <text:p text:style-name="Standard">print(A | B) <text:s/></text:p>
      <text:p text:style-name="Standard"/>
      <text:h text:style-name="Heading_20_3" text:outline-level="3"><text:span text:style-name="Strong_20_Emphasis"><text:span text:style-name="T4">Dictionaries:</text:span></text:span></text:h>
      <text:list xml:id="list2070147469" text:style-name="L11">
        <text:list-item>
          <text:p text:style-name="P19"><text:span text:style-name="Strong_20_Emphasis">Q:</text:span> How is a dictionary different from a list in Python?<text:line-break/><text:span text:style-name="Strong_20_Emphasis">A:</text:span></text:p>
          <text:list>
            <text:list-item>
              <text:p text:style-name="P19">Dictionary stores data as <text:span text:style-name="Strong_20_Emphasis">key-value pairs</text:span>, while a list stores elements sequentially by index.</text:p>
            </text:list-item>
            <text:list-item>
              <text:p text:style-name="P19">Dictionaries are unordered (before Python 3.7) but lists are ordered.</text:p>
            </text:list-item>
          </text:list>
        </text:list-item>
        <text:list-item>
          <text:p text:style-name="P19"><text:span text:style-name="Strong_20_Emphasis">Q:</text:span> Write a dictionary comprehension to create a dictionary of numbers 1 to 5 with their cubes.<text:line-break/><text:span text:style-name="Strong_20_Emphasis">A:</text:span></text:p>
        </text:list-item>
      </text:list>
      <text:p text:style-name="Standard">cubes = {x: x**3 for x in range(1, 6)}</text:p>
      <text:p text:style-name="Standard">print(cubes) <text:s/></text:p>
      <text:p text:style-name="Standard"/>
      <text:p text:style-name="Standard"/>
      <text:p text:style-name="P7">5-Mark Questions and Answers</text:p>
      <text:p text:style-name="Standard"/>
      <text:p text:style-name="P8">Q1. Explain string slicing with an example. Write a program to reverse a string using slicing.</text:p>
      <text:p text:style-name="P8"/>
      <text:p text:style-name="Standard">**Answer:**</text:p>
      <text:p text:style-name="Standard"/>
      <text:p text:style-name="Standard">* **String slicing** allows extracting substrings using `[start:end:step]`.</text:p>
      <text:p text:style-name="Standard">* If step = `-1`, it reverses the string.</text:p>
      <text:p text:style-name="Standard"/>
      <text:p text:style-name="Standard">```python</text:p>
      <text:p text:style-name="Standard"><text:soft-page-break/>text = "PythonProgramming"</text:p>
      <text:p text:style-name="Standard"/>
      <text:p text:style-name="Standard"># Slicing examples</text:p>
      <text:p text:style-name="Standard">print(text[0:6]) <text:s text:c="3"/># Output: Python</text:p>
      <text:p text:style-name="Standard">print(text[-11:-6]) # Output: Progr</text:p>
      <text:p text:style-name="Standard"/>
      <text:p text:style-name="Standard"># Reverse string using slicing</text:p>
      <text:p text:style-name="Standard">reversed_text = text[::-1]</text:p>
      <text:p text:style-name="Standard">print("Reversed:", reversed_text)</text:p>
      <text:p text:style-name="Standard">```</text:p>
      <text:p text:style-name="Standard"/>
      <text:p text:style-name="P8">**Q2. What are common string methods? Demonstrate at least three with examples.**</text:p>
      <text:p text:style-name="Standard"/>
      <text:p text:style-name="Standard">**Answer:**</text:p>
      <text:p text:style-name="Standard">Common string methods:</text:p>
      <text:p text:style-name="Standard"/>
      <text:p text:style-name="Standard">1. `upper()` → converts to uppercase.</text:p>
      <text:p text:style-name="Standard">2. `replace()` → replaces substrings.</text:p>
      <text:p text:style-name="Standard">3. `split()` → splits a string into a list.</text:p>
      <text:p text:style-name="Standard"/>
      <text:p text:style-name="Standard">```python</text:p>
      <text:p text:style-name="Standard">s = "hello world"</text:p>
      <text:p text:style-name="Standard">print(s.upper()) <text:s text:c="9"/># HELLO WORLD</text:p>
      <text:p text:style-name="Standard">print(s.replace("world","Python")) <text:s/># hello Python</text:p>
      <text:p text:style-name="Standard">print(s.split()) <text:s text:c="9"/># ['hello', 'world']</text:p>
      <text:p text:style-name="Standard">```</text:p>
      <text:p text:style-name="Standard"/>
      <text:p text:style-name="P8">**Q3. Explain list comprehension with an example. Write a program to generate a list of squares of numbers from 1 to 10.**</text:p>
      <text:p text:style-name="Standard"/>
      <text:p text:style-name="Standard">**Answer:**</text:p>
      <text:p text:style-name="Standard"/>
      <text:p text:style-name="Standard">* <text:span text:style-name="T5">List comprehension</text:span> provides a concise way to create lists.</text:p>
      <text:p text:style-name="Standard">* Syntax: `[expression for item in iterable if condition]`</text:p>
      <text:p text:style-name="Standard"/>
      <text:p text:style-name="Standard">```python</text:p>
      <text:p text:style-name="Standard"># List comprehension example</text:p>
      <text:p text:style-name="Standard">squares = [x**2 for x in range(1, 11)]</text:p>
      <text:p text:style-name="Standard">print("Squares:", squares)</text:p>
      <text:p text:style-name="Standard">```</text:p>
      <text:p text:style-name="Standard"><text:s/>Output: `[1, 4, 9, 16, 25, 36, 49, 64, 81, 100]`</text:p>
      <text:p text:style-name="Standard"/>
      <text:p text:style-name="P8"><text:s/>**Q4. Differentiate between lists and tuples. Write a program to access elements using indexing.**</text:p>
      <text:p text:style-name="Standard"/>
      <text:p text:style-name="Standard">**Answer:**</text:p>
      <text:p text:style-name="Standard"/>
      <text:p text:style-name="Standard">* <text:span text:style-name="T5">Lists</text:span>: Mutable (can be changed).</text:p>
      <text:p text:style-name="Standard">* <text:span text:style-name="T5">Tuples</text:span>: Immutable (cannot be changed).</text:p>
      <text:p text:style-name="Standard"><text:soft-page-break/></text:p>
      <text:p text:style-name="Standard">```python</text:p>
      <text:p text:style-name="Standard"># List and Tuple example</text:p>
      <text:p text:style-name="Standard">my_list = [10, 20, 30]</text:p>
      <text:p text:style-name="Standard">my_tuple = (100, 200, 300)</text:p>
      <text:p text:style-name="Standard"/>
      <text:p text:style-name="Standard">print("List element at index 1:", my_list[1]) <text:s text:c="2"/># 20</text:p>
      <text:p text:style-name="Standard">print("Tuple element at index 2:", my_tuple[2]) # 300</text:p>
      <text:p text:style-name="Standard">```</text:p>
      <text:p text:style-name="P8"><text:s/>**Q5. Explain set operations with an example. Write a program to find common elements between two sets.**</text:p>
      <text:p text:style-name="P8"/>
      <text:p text:style-name="Standard">**Answer:**</text:p>
      <text:p text:style-name="Standard"/>
      <text:p text:style-name="Standard">* Sets support operations like **union, intersection, difference**.</text:p>
      <text:p text:style-name="Standard"/>
      <text:p text:style-name="Standard">```python</text:p>
      <text:p text:style-name="Standard">A = {1, 2, 3, 4}</text:p>
      <text:p text:style-name="Standard">B = {3, 4, 5, 6}</text:p>
      <text:p text:style-name="Standard"/>
      <text:p text:style-name="Standard">print("Union:", A | B) <text:s text:c="9"/># {1,2,3,4,5,6}</text:p>
      <text:p text:style-name="Standard">print("Intersection:", A &amp; B) <text:s text:c="2"/># {3,4}</text:p>
      <text:p text:style-name="Standard">print("Difference:", A - B) <text:s text:c="4"/># {1,2}</text:p>
      <text:p text:style-name="Standard">```</text:p>
      <text:p text:style-name="Standard"/>
      <text:p text:style-name="P8"><text:s/>**Q6. What is dictionary comprehension? Write a program to create a dictionary of numbers and their squares.**</text:p>
      <text:p text:style-name="Standard"/>
      <text:p text:style-name="Standard">**Answer:**</text:p>
      <text:p text:style-name="Standard"/>
      <text:p text:style-name="Standard">* <text:span text:style-name="T5">Dictionary comprehension</text:span> is a compact way of creating dictionaries.</text:p>
      <text:p text:style-name="Standard">* Syntax: `{key: value for item in iterable}`</text:p>
      <text:p text:style-name="Standard"/>
      <text:p text:style-name="Standard">```python</text:p>
      <text:p text:style-name="Standard">squares_dict = {x: x**2 for x in range(1, 6)}</text:p>
      <text:p text:style-name="Standard">print("Squares Dictionary:", squares_dict)</text:p>
      <text:p text:style-name="Standard">```</text:p>
      <text:p text:style-name="Standard">Output: `{1: 1, 2: 4, 3: 9, 4: 16, 5: 25}`</text:p>
      <text:p text:style-name="Standard"/>
      <text:p text:style-name="P8">**Q7. Write a program to iterate over a dictionary and print keys and values. Explain two dictionary methods.**</text:p>
      <text:p text:style-name="P8"/>
      <text:p text:style-name="Standard">**Answer:**</text:p>
      <text:p text:style-name="Standard"/>
      <text:p text:style-name="Standard">```python</text:p>
      <text:p text:style-name="Standard">student = {"name": "Ravi", "age": 20, "marks": 88}</text:p>
      <text:p text:style-name="Standard"/>
      <text:p text:style-name="Standard"># Iterating</text:p>
      <text:p text:style-name="Standard">for key, value in student.items():</text:p>
      <text:p text:style-name="Standard"><text:soft-page-break/><text:s text:c="4"/>print(key, ":", value)</text:p>
      <text:p text:style-name="Standard"/>
      <text:p text:style-name="Standard"># Methods</text:p>
      <text:p text:style-name="Standard">print(student.keys()) <text:s text:c="2"/># dict_keys(['name','age','marks'])</text:p>
      <text:p text:style-name="Standard">print(student.values()) # dict_values(['Ravi',20,88])</text:p>
      <text:p text:style-name="Standard">```</text:p>
      <text:p text:style-name="Standard"/>
      <text:p text:style-name="Standard">* `keys()` → returns all keys.</text:p>
      <text:p text:style-name="Standard">* `values()` → returns all values.</text:p>
      <text:p text:style-name="Standard"/>
      <text:h text:style-name="P6" text:outline-level="3"><text:span text:style-name="Strong_20_Emphasis"><text:span text:style-name="T3">More </text:span></text:span><text:span text:style-name="Strong_20_Emphasis"><text:span text:style-name="T2">5-Mark Questions: </text:span></text:span></text:h>
      <text:h text:style-name="P6" text:outline-level="3"><text:span text:style-name="Strong_20_Emphasis"><text:span text:style-name="T4"><text:s/>Strings:</text:span></text:span></text:h>
      <text:list xml:id="list4233941908" text:style-name="L12">
        <text:list-item>
          <text:p text:style-name="P20">Write a Python program to check whether a given string is a palindrome.</text:p>
        </text:list-item>
        <text:list-item>
          <text:p text:style-name="P21">Write a Python program to check whether a string contains only digits.</text:p>
        </text:list-item>
        <text:list-item>
          <text:p text:style-name="P20">Write a Python program to count the number of vowels and consonants in a string.</text:p>
        </text:list-item>
        <text:list-item>
          <text:p text:style-name="P20">Write a Python program to find the longest word in a given sentence.</text:p>
        </text:list-item>
        <text:list-item>
          <text:p text:style-name="P21">Write a Python program to replace all spaces in a string with <text:span text:style-name="Source_20_Text">-</text:span>.</text:p>
        </text:list-item>
        <text:list-item>
          <text:p text:style-name="P20">Write a Python program to reverse each word in a given sentence.</text:p>
        </text:list-item>
        <text:list-item>
          <text:p text:style-name="P20">Write a Python program to find the number of words in a string without using the <text:span text:style-name="Source_20_Text">split()</text:span> function.</text:p>
        </text:list-item>
      </text:list>
      <text:h text:style-name="Heading_20_3" text:outline-level="3"><text:span text:style-name="Strong_20_Emphasis"><text:span text:style-name="T4">Lists:</text:span></text:span></text:h>
      <text:list xml:id="list3938642436" text:style-name="L13">
        <text:list-item>
          <text:p text:style-name="P22">Write a Python program to read 5 numbers into a list and then print the largest and smallest numbers.</text:p>
        </text:list-item>
        <text:list-item>
          <text:p text:style-name="P22">Explain list slicing with suitable examples. Write a program to reverse a list using slicing.</text:p>
        </text:list-item>
        <text:list-item>
          <text:p text:style-name="P22">Write a Python program using list comprehension to generate a list of even numbers between 1 and 20.</text:p>
        </text:list-item>
      </text:list>
      <text:h text:style-name="Heading_20_3" text:outline-level="3"><text:span text:style-name="Strong_20_Emphasis"><text:span text:style-name="T4">Tuples:</text:span></text:span></text:h>
      <text:list xml:id="list1393648686" text:style-name="L14">
        <text:list-item>
          <text:p text:style-name="P23">Write a Python program to create a tuple with numbers and print all the elements at odd indices.</text:p>
        </text:list-item>
        <text:list-item>
          <text:p text:style-name="P23">Explain any four properties of tuples with examples.</text:p>
        </text:list-item>
        <text:list-item>
          <text:p text:style-name="P23">Write a program to convert a list into a tuple and print its length.</text:p>
        </text:list-item>
      </text:list>
      <text:h text:style-name="Heading_20_3" text:outline-level="3"><text:soft-page-break/><text:span text:style-name="Strong_20_Emphasis"><text:span text:style-name="T4">Sets:</text:span></text:span></text:h>
      <text:list xml:id="list2524808384" text:style-name="L15">
        <text:list-item>
          <text:p text:style-name="P24">Write a Python program to find common elements between two sets and also find elements present only in the first set.</text:p>
        </text:list-item>
        <text:list-item>
          <text:p text:style-name="P24">Explain any four methods of sets with examples.</text:p>
        </text:list-item>
        <text:list-item>
          <text:p text:style-name="P24">Write a program to remove duplicate elements from a list using a set.</text:p>
        </text:list-item>
      </text:list>
      <text:h text:style-name="Heading_20_3" text:outline-level="3"><text:span text:style-name="Strong_20_Emphasis"><text:span text:style-name="T4">Dictionaries:</text:span></text:span></text:h>
      <text:list xml:id="list1842480892" text:style-name="L16">
        <text:list-item>
          <text:p text:style-name="P25">Write a Python program to store names and marks of 5 students in a dictionary and print the student with the highest marks.</text:p>
        </text:list-item>
        <text:list-item>
          <text:p text:style-name="P25">Explain dictionary comprehension with an example. Write a program to create a dictionary of numbers and their squares from 1 to 10.</text:p>
        </text:list-item>
        <text:list-item>
          <text:p text:style-name="P25">Write a Python program to count the frequency of each character in a given string using a dictionary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0T12:00:27.207374592</meta:creation-date>
    <dc:date>2025-09-18T14:21:28.272606383</dc:date>
    <meta:editing-duration>PT33M4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8" meta:paragraph-count="170" meta:word-count="1493" meta:character-count="8489" meta:non-whitespace-character-count="7141"/>
  </office:meta>
</office:document-meta>
</file>